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0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8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2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2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6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2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0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3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" style:family="paragraph">
      <style:paragraph-properties fo:line-height="115.00%" fo:text-align="justify" fo:margin-top="8.50pt" fo:margin-bottom="4.25pt"/>
    </style:style>
    <style:style style:name="P3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5" style:family="paragraph">
      <style:paragraph-properties fo:line-height="115.00%" fo:text-align="justify" fo:margin-top="12.00pt" fo:margin-bottom="6.00pt"/>
    </style:style>
    <style:style style:name="P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7" style:family="paragraph">
      <style:paragraph-properties fo:line-height="115.00%" fo:text-align="justify" fo:margin-bottom="10.00pt"/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9" style:family="paragraph">
      <style:paragraph-properties fo:line-height="115.00%" fo:text-align="justify" fo:margin-bottom="10.00p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1" style:family="paragraph">
      <style:paragraph-properties fo:line-height="115.00%" fo:text-align="justify" fo:margin-bottom="10.00p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3" style:family="paragraph">
      <style:paragraph-properties fo:line-height="115.00%" fo:text-align="justify" fo:margin-bottom="10.00p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5" style:family="paragraph">
      <style:paragraph-properties fo:line-height="115.00%" fo:text-align="justify" fo:margin-bottom="10.00p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7" style:family="paragraph">
      <style:paragraph-properties fo:line-height="115.00%" fo:text-align="justify" fo:margin-bottom="10.00p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9" style:family="paragraph">
      <style:paragraph-properties fo:line-height="115.00%" fo:text-align="justify" fo:margin-bottom="10.00p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1" style:family="paragraph">
      <style:paragraph-properties fo:line-height="115.00%" fo:text-align="justify" fo:margin-bottom="10.00p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3" style:family="paragraph">
      <style:paragraph-properties fo:line-height="115.00%" fo:text-align="justify" fo:margin-bottom="10.00pt"/>
    </style:style>
    <style:style style:name="P2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5" style:family="paragraph">
      <style:paragraph-properties fo:line-height="115.00%" fo:text-align="justify" fo:margin-bottom="10.00pt"/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7" style:family="paragraph">
      <style:paragraph-properties fo:line-height="115.00%" fo:text-align="justify" fo:margin-bottom="10.00p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9" style:family="paragraph">
      <style:paragraph-properties fo:line-height="115.00%" fo:text-align="justify" fo:margin-bottom="10.00p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1" style:family="paragraph">
      <style:paragraph-properties fo:line-height="115.00%" fo:text-align="justify" fo:margin-bottom="10.00p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3" style:family="paragraph">
      <style:paragraph-properties fo:line-height="115.00%" fo:text-align="justify" fo:margin-bottom="10.00pt"/>
    </style:style>
    <style:style style:name="P3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5" style:family="paragraph">
      <style:paragraph-properties fo:line-height="115.00%" fo:text-align="justify" fo:margin-bottom="10.00pt"/>
    </style:style>
    <style:style style:name="P3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7" style:family="paragraph">
      <style:paragraph-properties fo:line-height="115.00%" fo:text-align="justify" fo:margin-bottom="10.00pt"/>
    </style:style>
    <style:style style:name="P3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9" style:family="paragraph">
      <style:paragraph-properties fo:line-height="115.00%" fo:text-align="justify" fo:margin-bottom="10.00pt"/>
    </style:style>
    <style:style style:name="TableColumn0100" style:family="table-column">
      <style:table-column-properties style:column-width="7.048611in"/>
    </style:style>
    <style:style style:name="Table01" style:family="table">
      <style:table-properties style:width="7.0486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34722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7.048611in"/>
    </style:style>
    <style:style style:name="Table02" style:family="table">
      <style:table-properties style:width="7.0486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7.048611in"/>
    </style:style>
    <style:style style:name="Table03" style:family="table">
      <style:table-properties style:width="7.0486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7.048611in"/>
    </style:style>
    <style:style style:name="Table04" style:family="table">
      <style:table-properties style:width="7.048611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7.048611in"/>
    </style:style>
    <style:style style:name="Table05" style:family="table">
      <style:table-properties style:width="7.048611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600" style:family="table-column">
      <style:table-column-properties style:column-width="7.048611in"/>
    </style:style>
    <style:style style:name="Table06" style:family="table">
      <style:table-properties style:width="7.048611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700" style:family="table-column">
      <style:table-column-properties style:column-width="7.048611in"/>
    </style:style>
    <style:style style:name="Table07" style:family="table">
      <style:table-properties style:width="7.048611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800" style:family="table-column">
      <style:table-column-properties style:column-width="7.048611in"/>
    </style:style>
    <style:style style:name="Table08" style:family="table">
      <style:table-properties style:width="7.048611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900" style:family="table-column">
      <style:table-column-properties style:column-width="7.048611in"/>
    </style:style>
    <style:style style:name="Table09" style:family="table">
      <style:table-properties style:width="7.048611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able:table table:style-name="Table01">
        <table:table-column table:style-name="TableColumn0100"/>
        <table:table-row table:style-name="TableRow0100">
          <table:table-cell table:style-name="TableCell010000">
            <text:p text:style-name="P2"><draw:frame text:anchor-type="as-char" svg:width="177.01mm" svg:height="11.11mm" style:rel-width="scale" style:rel-height="scale"><draw:object-ole xlink:href="OleObj1"/><draw:image xlink:href="ObjectReplacements/OleObj1"/></draw:frame><text:span text:style-name="T2">Sistemas Operativos</text:span><text:span text:style-name="T3"/></text:p>
          </table:table-cell>
        </table:table-row>
        <table:table-row table:style-name="TableRow0101">
          <table:table-cell table:style-name="TableCell010100">
            <text:p text:style-name="P5"><text:span text:style-name="T4">Formulario de auto-evaluación</text:span></text:p>
            <text:p text:style-name="P5"><text:span text:style-name="T5">Modulo 2. Sesión 3. Llamadas al sistema para el Control de Procesos</text:span><text:span text:style-name="T6"/></text:p>
          </table:table-cell>
        </table:table-row>
      </table:table>
      <text:p text:style-name="P7"><text:span text:style-name="T6"/></text:p>
      <text:p text:style-name="P7"><text:span text:style-name="T7">Nombre y apellidos: </text:span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9"><text:span text:style-name="T8"/></text:p>
          </table:table-cell>
        </table:table-row>
      </table:table>
      <text:p text:style-name="P11"><text:span text:style-name="T8"/></text:p>
      <text:p text:style-name="P11"><text:span text:style-name="T9">a) Cuestionario de actitud frente al trabajo.</text:span></text:p>
      <text:p text:style-name="P11"><text:span text:style-name="T10">El tiempo que he dedicado a la preparación de la sesión antes de asistir al laboratorio ha sido de …... minutos.</text:span></text:p>
      <text:p text:style-name="P11"><text:span text:style-name="T10">1. He resuelto todas las dudas que tenía antes de iniciar la sesión de prácticas: …... (si/no). En caso de haber contestado “no”, indica los motivos por los que no las has resuelto:</text:span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</table:table-cell>
        </table:table-row>
      </table:table>
      <text:p text:style-name="P15"><text:span text:style-name="T11"/></text:p>
      <text:p text:style-name="P15"><text:span text:style-name="T12">2. Tengo que trabajar algo más los conceptos sobre:</text:span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17"><text:span text:style-name="T13"/></text:p>
            <text:p text:style-name="P17"><text:span text:style-name="T13"/></text:p>
            <text:p text:style-name="P17"><text:span text:style-name="T13"/></text:p>
            <text:p text:style-name="P17"><text:span text:style-name="T13"/></text:p>
          </table:table-cell>
        </table:table-row>
      </table:table>
      <text:p text:style-name="P19"><text:span text:style-name="T13"/></text:p>
      <text:p text:style-name="P19"><text:span text:style-name="T14">3. Comentarios y sugerencias:</text:span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21"><text:span text:style-name="T15"/></text:p>
            <text:p text:style-name="P21"><text:span text:style-name="T15"/></text:p>
            <text:p text:style-name="P21"><text:span text:style-name="T15"/></text:p>
            <text:p text:style-name="P21"><text:span text:style-name="T15"/></text:p>
          </table:table-cell>
        </table:table-row>
      </table:table>
      <text:p text:style-name="P23"><text:span text:style-name="T15"/></text:p>
      <text:p text:style-name="P23"><text:span text:style-name="T16">b) Cuestionario de conocimientos adquiridos.</text:span></text:p>
      <text:p text:style-name="P23"><text:span text:style-name="T17">Mi solución al<text:s/></text:span><text:span text:style-name="T18">ejercicio 1</text:span><text:span text:style-name="T19"><text:s/>ha sido:</text:span></text:p>
      <table:table table:style-name="Table06">
        <table:table-column table:style-name="TableColumn0600"/>
        <table:table-row table:style-name="TableRow0600">
          <table:table-cell table:style-name="TableCell060000">
            <text:p text:style-name="P25"><text:span text:style-name="T20">#include&lt;sys/types.h&gt;<text:tab/>//Primitive system data types for abstraction of implementation-dependent data types.</text:span></text:p>
            <text:p text:style-name="P25"><text:span text:style-name="T20">//POSIX Standard: 2.6 Primitive System Data Types &lt;sys/types.h&gt;</text:span></text:p>
            <text:p text:style-name="P25"><text:span text:style-name="T20">#include&lt;unistd.h&gt;<text:tab/><text:tab/>//POSIX Standard: 2.10 Symbolic Constants<text:s text:c="9"/>&lt;unistd.h&gt;</text:span></text:p>
            <text:p text:style-name="P25"><text:span text:style-name="T20">#include&lt;stdio.h&gt;</text:span></text:p>
            <text:p text:style-name="P25"><text:span text:style-name="T20">#include&lt;errno.h&gt;</text:span></text:p>
            <text:p text:style-name="P25"><text:span text:style-name="T20">#include &lt;stdlib.h&gt;</text:span></text:p>
            <text:p text:style-name="P25"><text:span text:style-name="T20"/></text:p>
            <text:p text:style-name="P25"><text:span text:style-name="T20"/></text:p>
            <text:p text:style-name="P25"><text:span text:style-name="T20"/></text:p>
            <text:p text:style-name="P25"><text:span text:style-name="T20">int main(int argc, char *argv[]) {</text:span></text:p>
            <text:p text:style-name="P25"><text:span text:style-name="T20"><text:s text:c="4"/>int a;</text:span></text:p>
            <text:p text:style-name="P25"><text:span text:style-name="T20"><text:s text:c="4"/>pid_t pid;</text:span></text:p>
            <text:p text:style-name="P25"><text:span text:style-name="T20"><text:s text:c="4"/>if (argc!=2) {//comprobamos el numero de argumetos</text:span></text:p>
            <text:p text:style-name="P25"><text:span text:style-name="T20"><text:s text:c="8"/>printf("error en los argumentos");</text:span></text:p>
            <text:p text:style-name="P25"><text:span text:style-name="T20"><text:s text:c="8"/>exit(-1);</text:span></text:p>
            <text:p text:style-name="P25"><text:span text:style-name="T20"><text:s text:c="4"/>}</text:span></text:p>
            <text:p text:style-name="P25"><text:span text:style-name="T20"><text:s text:c="4"/>a=strtol(argv[1],NULL,10);//convertimos el argumento a un numero en decimal</text:span></text:p>
            <text:p text:style-name="P25"><text:span text:style-name="T20"><text:s text:c="4"/>printf("el numero es %d\n",a);//mostrmaos el numero por pantalla</text:span></text:p>
            <text:p text:style-name="P25"><text:span text:style-name="T20"><text:s text:c="4"/>if ((pid=fork())&lt;0) {//creamos otra hebra</text:span></text:p>
            <text:p text:style-name="P25"><text:span text:style-name="T20"><text:s text:c="8"/>perror("\nError en el fork");</text:span></text:p>
            <text:p text:style-name="P25"><text:span text:style-name="T20"><text:s text:c="8"/>exit(-1);</text:span></text:p>
            <text:p text:style-name="P25"><text:span text:style-name="T20"><text:s text:c="4"/>}</text:span></text:p>
            <text:p text:style-name="P25"><text:span text:style-name="T20"><text:s text:c="4"/>else if (pid==0) { //proceso hijo ejecutando el programa</text:span></text:p>
            <text:p text:style-name="P25"><text:span text:style-name="T20"><text:s text:c="8"/>if (a%2==0) printf("Es divisible entre 2\n");</text:span></text:p>
            <text:p text:style-name="P25"><text:span text:style-name="T20"><text:s text:c="8"/>else printf("No es divisible entre 2\n");</text:span></text:p>
            <text:p text:style-name="P25"><text:span text:style-name="T20"><text:s text:c="4"/>}</text:span></text:p>
            <text:p text:style-name="P25"><text:span text:style-name="T20"><text:s text:c="4"/>else {<text:s text:c="3"/>//proceso padre ejecutando el programa</text:span></text:p>
            <text:p text:style-name="P25"><text:span text:style-name="T20"><text:tab/>sleep(1);//hacemso sleep para apreciar la ejecucuon del padre y del hijo</text:span></text:p>
            <text:p text:style-name="P25"><text:span text:style-name="T20"><text:s text:c="8"/>if (a%4==0) printf("Es divisible entre 4\n");</text:span></text:p>
            <text:p text:style-name="P25"><text:span text:style-name="T20"><text:s text:c="8"/>else printf("No es divisible entre 4\n");</text:span></text:p>
            <text:p text:style-name="P25"><text:span text:style-name="T20"><text:s text:c="4"/>}</text:span></text:p>
            <text:p text:style-name="P25"><text:span text:style-name="T20"><text:s text:c="4"/>return 0;</text:span></text:p>
            <text:p text:style-name="P25"><text:span text:style-name="T20">}</text:span></text:p>
            <text:p text:style-name="P25"><text:span text:style-name="T20"/></text:p>
            <text:p text:style-name="P25"><text:span text:style-name="T20"/></text:p>
            <text:p text:style-name="P25"><text:span text:style-name="T20"/></text:p>
            <text:p text:style-name="P25"><text:span text:style-name="T20"/></text:p>
            <text:p text:style-name="P25"><text:span text:style-name="T20"/></text:p>
          </table:table-cell>
        </table:table-row>
      </table:table>
      <text:p text:style-name="P27"><text:span text:style-name="T20"/></text:p>
      <text:p text:style-name="P27"><text:span text:style-name="T21">Mi solución a la<text:s/></text:span><text:span text:style-name="T22">ejercicio 3</text:span><text:span text:style-name="T23"><text:s/>ha sido:</text:span></text:p>
      <table:table table:style-name="Table07">
        <table:table-column table:style-name="TableColumn0700"/>
        <table:table-row table:style-name="TableRow0700">
          <table:table-cell table:style-name="TableCell070000">
            <text:p text:style-name="P29"><text:span text:style-name="T24">#include&lt;sys/types.h&gt; //Primitive system data types for abstraction of implementation-dependent data types.</text:span></text:p>
            <text:p text:style-name="P29"><text:span text:style-name="T24">//POSIX Standard: 2.6 Primitive System Data Types &lt;sys/types.h&gt;</text:span></text:p>
            <text:p text:style-name="P29"><text:span text:style-name="T24">#include&lt;unistd.h&gt;<text:s text:c="4"/>//POSIX Standard: 2.10 Symbolic Constants<text:s text:c="9"/>&lt;unistd.h&gt;</text:span></text:p>
            <text:p text:style-name="P29"><text:span text:style-name="T24">#include&lt;stdio.h&gt;</text:span></text:p>
            <text:p text:style-name="P29"><text:span text:style-name="T24">#include&lt;errno.h&gt;</text:span></text:p>
            <text:p text:style-name="P29"><text:span text:style-name="T24">#include&lt;stdlib.h&gt;</text:span></text:p>
            <text:p text:style-name="P29"><text:span text:style-name="T24"/></text:p>
            <text:p text:style-name="P29"><text:span text:style-name="T24"/></text:p>
            <text:p text:style-name="P29"><text:span text:style-name="T24">int main() {</text:span></text:p>
            <text:p text:style-name="P29"><text:span text:style-name="T24"><text:s text:c="4"/>int num_hijos = 5;</text:span></text:p>
            <text:p text:style-name="P29"><text:span text:style-name="T24"><text:s text:c="4"/>int i, estado;</text:span></text:p>
            <text:p text:style-name="P29"><text:span text:style-name="T24"><text:s text:c="4"/>pid_t pid;</text:span></text:p>
            <text:p text:style-name="P29"><text:span text:style-name="T24"><text:s text:c="4"/>for(i=0; i&lt;num_hijos; i++) {//creamos los 5 hijos</text:span></text:p>
            <text:p text:style-name="P29"><text:span text:style-name="T24"><text:s text:c="8"/>if((pid = fork())&lt;0) {</text:span></text:p>
            <text:p text:style-name="P29"><text:span text:style-name="T24"><text:s text:c="12"/>perror("Error en fork\n");</text:span></text:p>
            <text:p text:style-name="P29"><text:span text:style-name="T24"><text:s text:c="12"/>exit(-1);</text:span></text:p>
            <text:p text:style-name="P29"><text:span text:style-name="T24"><text:s text:c="8"/>}</text:span></text:p>
            <text:p text:style-name="P29"><text:span text:style-name="T24"><text:s text:c="8"/>if(pid==0) {//mostramos la pid de los 5 hijos</text:span></text:p>
            <text:p text:style-name="P29"><text:span text:style-name="T24"><text:s text:c="12"/>printf("Soy el hijo %i\n", getpid());</text:span></text:p>
            <text:p text:style-name="P29"><text:span text:style-name="T24"><text:s text:c="12"/>exit(0);</text:span></text:p>
            <text:p text:style-name="P29"><text:span text:style-name="T24"><text:s text:c="8"/>}</text:span></text:p>
            <text:p text:style-name="P29"><text:span text:style-name="T24"><text:s text:c="4"/>}</text:span></text:p>
            <text:p text:style-name="P29"><text:span text:style-name="T24"><text:tab/>sleep(5);//hacemos sleep para apreciar la ejecucuon de los diferentes hijos</text:span></text:p>
            <text:p text:style-name="P29"><text:span text:style-name="T24"><text:s text:c="4"/>for(i=num_hijos-1; i&gt;=0; i--) {</text:span></text:p>
            <text:p text:style-name="P29"><text:span text:style-name="T24"><text:s text:c="8"/>pid = wait(&amp;estado);//espera a todos los hijos</text:span></text:p>
            <text:p text:style-name="P29"><text:span text:style-name="T24"><text:s text:c="8"/>printf("Acaba de finalizar mi hijo con pid:<text:s text:c="2"/>%i\n", pid);</text:span></text:p>
            <text:p text:style-name="P29"><text:span text:style-name="T24"><text:s text:c="8"/>printf("Solo me quedan %i hijos vivos\n", i);</text:span></text:p>
            <text:p text:style-name="P29"><text:span text:style-name="T24"><text:s text:c="4"/>}</text:span></text:p>
            <text:p text:style-name="P29"><text:span text:style-name="T24"><text:s text:c="3"/>return 0;</text:span></text:p>
            <text:p text:style-name="P29"><text:span text:style-name="T24">}</text:span></text:p>
            <text:p text:style-name="P29"><text:span text:style-name="T24"><text:s text:c="4"/></text:span></text:p>
            <text:p text:style-name="P29"><text:span text:style-name="T24"/></text:p>
            <text:p text:style-name="P29"><text:span text:style-name="T24"/></text:p>
            <text:p text:style-name="P29"><text:span text:style-name="T24"/></text:p>
            <text:p text:style-name="P29"><text:span text:style-name="T24"/></text:p>
            <text:p text:style-name="P29"><text:span text:style-name="T24"/></text:p>
          </table:table-cell>
        </table:table-row>
      </table:table>
      <text:p text:style-name="P31"><text:span text:style-name="T24"/></text:p>
      <text:p text:style-name="P31"><text:span text:style-name="T25">Mi solución a la<text:s/></text:span><text:span text:style-name="T26">ejercicio 4</text:span><text:span text:style-name="T27"><text:s/>ha sido:</text:span></text:p>
      <table:table table:style-name="Table08">
        <table:table-column table:style-name="TableColumn0800"/>
        <table:table-row table:style-name="TableRow0800">
          <table:table-cell table:style-name="TableCell080000">
            <text:p text:style-name="P33"><text:span text:style-name="T28">#include&lt;sys/types.h&gt; //Primitive system data types for abstraction of implementation-dependent data types.</text:span></text:p>
            <text:p text:style-name="P33"><text:span text:style-name="T28">//POSIX Standard: 2.6 Primitive System Data Types &lt;sys/types.h&gt;</text:span></text:p>
            <text:p text:style-name="P33"><text:span text:style-name="T28">#include&lt;unistd.h&gt;<text:s text:c="4"/>//POSIX Standard: 2.10 Symbolic Constants<text:s text:c="9"/>&lt;unistd.h&gt;</text:span></text:p>
            <text:p text:style-name="P33"><text:span text:style-name="T28">#include&lt;stdio.h&gt;</text:span></text:p>
            <text:p text:style-name="P33"><text:span text:style-name="T28">#include&lt;errno.h&gt;</text:span></text:p>
            <text:p text:style-name="P33"><text:span text:style-name="T28">#include&lt;stdlib.h&gt;</text:span></text:p>
            <text:p text:style-name="P33"><text:span text:style-name="T28"/></text:p>
            <text:p text:style-name="P33"><text:span text:style-name="T28"/></text:p>
            <text:p text:style-name="P33"><text:span text:style-name="T28">int main() {</text:span></text:p>
            <text:p text:style-name="P33"><text:span text:style-name="T28"><text:s text:c="4"/>int num_hijos = 5;</text:span></text:p>
            <text:p text:style-name="P33"><text:span text:style-name="T28"><text:s text:c="4"/>int i, estado,h_vivos=5;</text:span></text:p>
            <text:p text:style-name="P33"><text:span text:style-name="T28"><text:s text:c="4"/>pid_t pid[num_hijos];//creamos un vector de pid</text:span></text:p>
            <text:p text:style-name="P33"><text:span text:style-name="T28"><text:s text:c="4"/>pid_t pid2;</text:span></text:p>
            <text:p text:style-name="P33"><text:span text:style-name="T28"><text:s text:c="4"/>for(i=0; i&lt;num_hijos; i++) {//creamos los 5 hijos</text:span></text:p>
            <text:p text:style-name="P33"><text:span text:style-name="T28"><text:s text:c="8"/>if((pid[i] = fork())&lt;0) {//almacensmos la pid en el vector para conocer el orden</text:span></text:p>
            <text:p text:style-name="P33"><text:span text:style-name="T28"><text:s text:c="12"/>perror("Error en fork\n");</text:span></text:p>
            <text:p text:style-name="P33"><text:span text:style-name="T28"><text:s text:c="12"/>exit(-1);</text:span></text:p>
            <text:p text:style-name="P33"><text:span text:style-name="T28"><text:s text:c="8"/>}</text:span></text:p>
            <text:p text:style-name="P33"><text:span text:style-name="T28"><text:s text:c="8"/>if(pid[i]==0) {//mostramos la pid de los 5 hijos</text:span></text:p>
            <text:p text:style-name="P33"><text:span text:style-name="T28"><text:s text:c="12"/>printf("Soy el hijo %i\n", getpid());</text:span></text:p>
            <text:p text:style-name="P33"><text:span text:style-name="T28"><text:s text:c="12"/>exit(0);</text:span></text:p>
            <text:p text:style-name="P33"><text:span text:style-name="T28"><text:s text:c="8"/>}</text:span></text:p>
            <text:p text:style-name="P33"><text:span text:style-name="T28"><text:s text:c="4"/>}</text:span></text:p>
            <text:p text:style-name="P33"><text:span text:style-name="T28"><text:s text:c="4"/>sleep(1);//hacemso sleep para apreciar la ejecucuon de los diferentes hijos</text:span></text:p>
            <text:p text:style-name="P33"><text:span text:style-name="T28"><text:s text:c="4"/>for(i=0; i&lt;num_hijos;i+=2) {//este for actua para los procesos impares</text:span></text:p>
            <text:p text:style-name="P33"><text:span text:style-name="T28"><text:s text:c="8"/>printf("esperamos a los procesos impares, como el: %i\n", pid[i]);</text:span></text:p>
            <text:p text:style-name="P33"><text:span text:style-name="T28"><text:s text:c="8"/>pid2= waitpid(pid[i],&amp;estado);</text:span></text:p>
            <text:p text:style-name="P33"><text:span text:style-name="T28"><text:s text:c="8"/>printf("Acaba de finalizar mi hijo con %i\n", pid[i]);</text:span></text:p>
            <text:p text:style-name="P33"><text:span text:style-name="T28"><text:s text:c="8"/>h_vivos--;</text:span></text:p>
            <text:p text:style-name="P33"><text:span text:style-name="T28"><text:s text:c="8"/>printf("Solo me quedan %i hijos vivos\n", h_vivos);</text:span></text:p>
            <text:p text:style-name="P33"><text:span text:style-name="T28"><text:s text:c="4"/>}</text:span></text:p>
            <text:p text:style-name="P33"><text:span text:style-name="T28"><text:s text:c="4"/>for(i=1; i&lt;num_hijos-1; i+=2) {//este for actua para los procesos pares</text:span></text:p>
            <text:p text:style-name="P33"><text:span text:style-name="T28"><text:tab/>printf("esperamos a los procesos pares, como el: %i\n", pid[i]);</text:span></text:p>
            <text:p text:style-name="P33"><text:span text:style-name="T28"><text:s text:c="8"/>pid2= waitpid(pid[i],&amp;estado);</text:span></text:p>
            <text:p text:style-name="P33"><text:span text:style-name="T28"><text:s text:c="8"/>printf("Acaba de finalizar mi hijo con %i\n", pid[i]);</text:span></text:p>
            <text:p text:style-name="P33"><text:span text:style-name="T28"><text:s text:c="8"/>h_vivos--;</text:span></text:p>
            <text:p text:style-name="P33"><text:span text:style-name="T28"><text:s text:c="8"/>printf("Solo me quedan %i hijos vivos\n", h_vivos);</text:span></text:p>
            <text:p text:style-name="P33"><text:span text:style-name="T28"><text:s text:c="4"/>}</text:span></text:p>
            <text:p text:style-name="P33"><text:span text:style-name="T28"><text:s text:c="4"/>return 0;</text:span></text:p>
            <text:p text:style-name="P33"><text:span text:style-name="T28">}</text:span></text:p>
            <text:p text:style-name="P33"><text:span text:style-name="T28"/></text:p>
            <text:p text:style-name="P33"><text:span text:style-name="T28"/></text:p>
            <text:p text:style-name="P33"><text:span text:style-name="T28"/></text:p>
            <text:p text:style-name="P33"><text:span text:style-name="T28"/></text:p>
            <text:p text:style-name="P33"><text:span text:style-name="T28"/></text:p>
          </table:table-cell>
        </table:table-row>
      </table:table>
      <text:p text:style-name="P35"><text:span text:style-name="T28"/></text:p>
      <text:p text:style-name="P35"><text:span text:style-name="T29">Mi solución a la<text:s/></text:span><text:span text:style-name="T30">ejercicio 6</text:span><text:span text:style-name="T31"><text:s/>ha sido:</text:span></text:p>
      <table:table table:style-name="Table09">
        <table:table-column table:style-name="TableColumn0900"/>
        <table:table-row table:style-name="TableRow0900">
          <table:table-cell table:style-name="TableCell090000">
            <text:p text:style-name="P37"><text:span text:style-name="T32">#include&lt;sys/types.h&gt;</text:span></text:p>
            <text:p text:style-name="P37"><text:span text:style-name="T32">#include&lt;sys/wait.h&gt;</text:span></text:p>
            <text:p text:style-name="P37"><text:span text:style-name="T32">#include&lt;unistd.h&gt;</text:span></text:p>
            <text:p text:style-name="P37"><text:span text:style-name="T32">#include&lt;stdio.h&gt;</text:span></text:p>
            <text:p text:style-name="P37"><text:span text:style-name="T32">#include&lt;stdlib.h&gt;</text:span></text:p>
            <text:p text:style-name="P37"><text:span text:style-name="T32">#include&lt;errno.h&gt;</text:span></text:p>
            <text:p text:style-name="P37"><text:span text:style-name="T32"/></text:p>
            <text:p text:style-name="P37"><text:span text:style-name="T32">int main(int argc, char *argv[]) {</text:span></text:p>
            <text:p text:style-name="P37"><text:span text:style-name="T32"><text:s text:c="4"/>pid_t pid;</text:span></text:p>
            <text:p text:style-name="P37"><text:span text:style-name="T32"><text:s text:c="4"/>int numarg,isbg=0,i,estado;</text:span></text:p>
            <text:p text:style-name="P37"><text:span text:style-name="T32"><text:s text:c="4"/>char *direccion;</text:span></text:p>
            <text:p text:style-name="P37"><text:span text:style-name="T32"><text:s text:c="4"/>if(argc&lt;2){//salimos de la ejecucion si no tiene argumentos</text:span></text:p>
            <text:p text:style-name="P37"><text:span text:style-name="T32"><text:tab/>printf("Error faltan argumentos\n");</text:span></text:p>
            <text:p text:style-name="P37"><text:span text:style-name="T32"><text:tab/>exit(-1);</text:span></text:p>
            <text:p text:style-name="P37"><text:span text:style-name="T32"><text:s text:c="4"/>}</text:span></text:p>
            <text:p text:style-name="P37"><text:span text:style-name="T32"><text:s text:c="4"/>direccion=argv[1];</text:span></text:p>
            <text:p text:style-name="P37"><text:span text:style-name="T32"><text:s text:c="4"/>if(!strcmp(argv[argc-1],"bg")) {//comprobamos si el ultimo argumento es "bg"</text:span></text:p>
            <text:p text:style-name="P37"><text:span text:style-name="T32"><text:s text:c="8"/>numarg=argc-2;</text:span></text:p>
            <text:p text:style-name="P37"><text:span text:style-name="T32"><text:s text:c="8"/>isbg=1;//esta en BG</text:span></text:p>
            <text:p text:style-name="P37"><text:span text:style-name="T32"><text:s text:c="4"/>}</text:span></text:p>
            <text:p text:style-name="P37"><text:span text:style-name="T32"><text:s text:c="4"/>else {</text:span></text:p>
            <text:p text:style-name="P37"><text:span text:style-name="T32"><text:s text:c="8"/>numarg=argc-1;</text:span></text:p>
            <text:p text:style-name="P37"><text:span text:style-name="T32"><text:s text:c="8"/>isbg=0;//no esta en BG</text:span></text:p>
            <text:p text:style-name="P37"><text:span text:style-name="T32"><text:s text:c="4"/>}</text:span></text:p>
            <text:p text:style-name="P37"><text:span text:style-name="T32"/></text:p>
            <text:p text:style-name="P37"><text:span text:style-name="T32"><text:tab/>//creamos la cadena de ejecucion del subprograma en argv2</text:span></text:p>
            <text:p text:style-name="P37"><text:span text:style-name="T32"><text:s text:c="4"/>char *argv2[numarg];</text:span></text:p>
            <text:p text:style-name="P37"><text:span text:style-name="T32"><text:s text:c="4"/>for(i=0; i&lt;numarg-1; i++){</text:span></text:p>
            <text:p text:style-name="P37"><text:span text:style-name="T32"><text:s text:c="8"/>argv2[i]=argv[i+2];// le mtemos tmabn argv[1];</text:span></text:p>
            <text:p text:style-name="P37"><text:span text:style-name="T32"><text:s text:c="4"/>}</text:span></text:p>
            <text:p text:style-name="P37"><text:span text:style-name="T32"><text:s text:c="4"/>argv2[numarg-1]= (char *)NULL;//le ponemos null al final</text:span></text:p>
            <text:p text:style-name="P37"><text:span text:style-name="T32"><text:tab/>//creamos la cadena de ejecucion del subprograma en argv2</text:span></text:p>
            <text:p text:style-name="P37"><text:span text:style-name="T32"><text:s text:c="4"/>sleep(1);</text:span></text:p>
            <text:p text:style-name="P37"><text:span text:style-name="T32"><text:s text:c="4"/>if(isbg==0) {//si no estamso en BG</text:span></text:p>
            <text:p text:style-name="P37"><text:span text:style-name="T32"><text:s text:c="8"/>if((execvp(direccion,argv2))&lt;0) {//lanzamos el subprograma</text:span></text:p>
            <text:p text:style-name="P37"><text:span text:style-name="T32"><text:s text:c="12"/>perror("\nError en el execv");</text:span></text:p>
            <text:p text:style-name="P37"><text:span text:style-name="T32"><text:s text:c="12"/>exit(-1);</text:span></text:p>
            <text:p text:style-name="P37"><text:span text:style-name="T32"><text:s text:c="8"/>}</text:span></text:p>
            <text:p text:style-name="P37"><text:span text:style-name="T32"><text:s text:c="4"/>}</text:span></text:p>
            <text:p text:style-name="P37"><text:span text:style-name="T32"><text:s text:c="4"/>else {//si estamso en BG</text:span></text:p>
            <text:p text:style-name="P37"><text:span text:style-name="T32"><text:s text:c="8"/>if((pid=fork())&lt;0) {//creamos un hijo</text:span></text:p>
            <text:p text:style-name="P37"><text:span text:style-name="T32"><text:s text:c="12"/>perror("\nError en el fork");</text:span></text:p>
            <text:p text:style-name="P37"><text:span text:style-name="T32"><text:s text:c="12"/>exit(-1);</text:span></text:p>
            <text:p text:style-name="P37"><text:span text:style-name="T32"><text:s text:c="8"/>}</text:span></text:p>
            <text:p text:style-name="P37"><text:span text:style-name="T32"><text:s text:c="8"/>else if(pid==0) {//el hijo lanza el subprograma</text:span></text:p>
            <text:p text:style-name="P37"><text:span text:style-name="T32"><text:s text:c="12"/>if((execvp(direccion,argv2))&lt;0) {</text:span></text:p>
            <text:p text:style-name="P37"><text:span text:style-name="T32"><text:s text:c="16"/>perror("\nError en el execv");</text:span></text:p>
            <text:p text:style-name="P37"><text:span text:style-name="T32"><text:s text:c="16"/>exit(-1);</text:span></text:p>
            <text:p text:style-name="P37"><text:span text:style-name="T32"><text:s text:c="12"/>}</text:span></text:p>
            <text:p text:style-name="P37"><text:span text:style-name="T32"><text:s text:c="8"/>}</text:span></text:p>
            <text:p text:style-name="P37"><text:span text:style-name="T32"><text:s text:c="8"/>printf("Identificador de proceso: %d\n",pid);//mostramos el identificador del proceso del hijo</text:span></text:p>
            <text:p text:style-name="P37"><text:span text:style-name="T32"><text:s text:c="4"/>}</text:span></text:p>
            <text:p text:style-name="P37"><text:span text:style-name="T32"><text:s text:c="4"/>exit(0);</text:span></text:p>
            <text:p text:style-name="P37"><text:span text:style-name="T32">}</text:span></text:p>
            <text:p text:style-name="P37"><text:span text:style-name="T32"/></text:p>
            <text:p text:style-name="P37"><text:span text:style-name="T32"/></text:p>
            <text:p text:style-name="P37"><text:span text:style-name="T32"/></text:p>
          </table:table-cell>
        </table:table-row>
      </table:table>
      <text:p text:style-name="P39"><text:span text:style-name="T3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